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0f9" officeooo:paragraph-rsid="001760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chastic final report</text:p>
      <text:p text:style-name="P1"/>
      <text:p text:style-name="P1">Robert Morris, </text:p>
      <text:p text:style-name="P1">Philbert’s Looking for a date Scenario.</text:p>
      <text:p text:style-name="P1"/>
      <text:p text:style-name="P1">Philbert is a 26 year recent Delaware State University graduate who is currently single and looking for a date. Philbert frequents the Dave &amp; Filibusters arcade and sports bar which is the hottest spot in town <text:s/>for young adults. Philbert’s goal of this stochastic study is to see how to best improve his odds of getting a date by choosing the best nights to visit the bar. He figures he can get 1 phone number on any given night average but wants to know how his odds increase or decrease due to the nights volume of visitors. With Philbert averaging about 1/8 dates from the phone numbers he has received over his young life, He aims to find the best combination of nights out to maximize his odds of getting a date.</text:p>
      <text:p text:style-name="P1">Another question Philbert is contemplating, is that if he were to increase his attractiveness by say, learning to dance or a new wardrobe, (increasing he odds of a second date by ¼ of the numbers received) is better than only frequenting busier nights with his current attractiveness.</text:p>
      <text:p text:style-name="P1"/>
      <text:p text:style-name="P1">Throughout my attempt at modeling this problem, I was stuck trying implement the Poisson rate as an increase in odds if the phone numbers received on a given night were larger than 1. This hiccup has hindered the finishing of my project and therefor left my report short. Although I will not be able to further work on my model before the deadline I am still interested in your remarks if you would not mind. </text:p>
      <text:p text:style-name="P1">Thanks and have a great holiday.</text:p>
      <text:p text:style-name="P1"><text:a xlink:type="simple" xlink:href="mailto:Robert.dale.morris@gmail.com" text:style-name="Internet_20_link" text:visited-style-name="Visited_20_Internet_20_Link">Robert.dale.morris@gmail.com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15:33.448139209</meta:creation-date>
    <dc:date>2016-12-16T20:25:39.792463255</dc:date>
    <meta:editing-duration>PT10M6S</meta:editing-duration>
    <meta:editing-cycles>1</meta:editing-cycles>
    <meta:document-statistic meta:table-count="0" meta:image-count="0" meta:object-count="0" meta:page-count="1" meta:paragraph-count="8" meta:word-count="272" meta:character-count="1547" meta:non-whitespace-character-count="1280"/>
    <meta:generator>LibreOffice/5.1.4.2$Linux_X86_64 LibreOffice_project/10m0$Build-2</meta:generator>
  </office:meta>
</office:document-meta>
</file>